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49c6" officeooo:paragraph-rsid="001649c6"/>
    </style:style>
    <style:style style:name="P2" style:family="paragraph" style:parent-style-name="Standard">
      <style:text-properties officeooo:rsid="00175bc8" officeooo:paragraph-rsid="00175bc8"/>
    </style:style>
    <style:style style:name="P3" style:family="paragraph" style:parent-style-name="Standard">
      <style:text-properties officeooo:rsid="0018176f" officeooo:paragraph-rsid="0018176f"/>
    </style:style>
    <style:style style:name="P4" style:family="paragraph" style:parent-style-name="Standard">
      <style:text-properties officeooo:rsid="00193f3b" officeooo:paragraph-rsid="00193f3b"/>
    </style:style>
    <style:style style:name="P5" style:family="paragraph" style:parent-style-name="Standard">
      <style:text-properties officeooo:rsid="001afd44" officeooo:paragraph-rsid="001afd44"/>
    </style:style>
    <style:style style:name="P6" style:family="paragraph" style:parent-style-name="Standard">
      <style:text-properties officeooo:rsid="001c89db" officeooo:paragraph-rsid="001c89db"/>
    </style:style>
    <style:style style:name="P7" style:family="paragraph" style:parent-style-name="Standard">
      <style:text-properties officeooo:rsid="001e1ab8" officeooo:paragraph-rsid="001e1ab8"/>
    </style:style>
    <style:style style:name="P8" style:family="paragraph" style:parent-style-name="Standard">
      <style:text-properties officeooo:rsid="001fdd2c" officeooo:paragraph-rsid="001fdd2c"/>
    </style:style>
    <style:style style:name="P9" style:family="paragraph" style:parent-style-name="Standard">
      <style:text-properties officeooo:rsid="0022f4cc" officeooo:paragraph-rsid="0022f4cc"/>
    </style:style>
    <style:style style:name="P10" style:family="paragraph" style:parent-style-name="Standard">
      <style:text-properties officeooo:rsid="0023efd3" officeooo:paragraph-rsid="0023efd3"/>
    </style:style>
    <style:style style:name="P11" style:family="paragraph" style:parent-style-name="Standard">
      <style:text-properties officeooo:rsid="00254cd1" officeooo:paragraph-rsid="00254cd1"/>
    </style:style>
    <style:style style:name="P12" style:family="paragraph" style:parent-style-name="Standard">
      <style:text-properties officeooo:rsid="00272ded" officeooo:paragraph-rsid="00272ded"/>
    </style:style>
    <style:style style:name="P13" style:family="paragraph" style:parent-style-name="Standard">
      <style:text-properties officeooo:rsid="0027a8b1" officeooo:paragraph-rsid="0027a8b1"/>
    </style:style>
    <style:style style:name="P14" style:family="paragraph" style:parent-style-name="Standard">
      <style:text-properties officeooo:rsid="002954ca" officeooo:paragraph-rsid="002954ca"/>
    </style:style>
    <style:style style:name="P15" style:family="paragraph" style:parent-style-name="Standard">
      <style:text-properties officeooo:rsid="00298b6b" officeooo:paragraph-rsid="00298b6b"/>
    </style:style>
    <style:style style:name="P16" style:family="paragraph" style:parent-style-name="Standard">
      <style:text-properties officeooo:rsid="002d6751" officeooo:paragraph-rsid="002d6751"/>
    </style:style>
    <style:style style:name="P17" style:family="paragraph" style:parent-style-name="Standard">
      <style:text-properties officeooo:rsid="002db6b8" officeooo:paragraph-rsid="002db6b8"/>
    </style:style>
    <style:style style:name="P18" style:family="paragraph" style:parent-style-name="Standard">
      <style:text-properties officeooo:rsid="002de1d7" officeooo:paragraph-rsid="002de1d7"/>
    </style:style>
    <style:style style:name="T1" style:family="text">
      <style:text-properties officeooo:rsid="0018176f"/>
    </style:style>
    <style:style style:name="T2" style:family="text">
      <style:text-properties officeooo:rsid="001c89db"/>
    </style:style>
    <style:style style:name="T3" style:family="text">
      <style:text-properties officeooo:rsid="001e1ab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b551c"/>
    </style:style>
    <style:style style:name="T6" style:family="text">
      <style:text-properties officeooo:rsid="002fab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0 окт 2020</text:p>
      <text:p text:style-name="P1">Итак, я пережил тяжелое эмоциональное переживание, связанное с переутомлением на учебе. Теперь жизнь ощущается немного по-новому, и как будто то, что случилось, было закономерным, нужным и важным событием. Что-то меняется благодаря этим книгам про вину, уязвимость и патологический альтруизм и тантру, и благодаря курсу Сэма Харриса.</text:p>
      <text:p text:style-name="P1">Меняются установки. Я могу видеть свои мысли и пространство вокруг них. </text:p>
      <text:p text:style-name="P1"/>
      <text:p text:style-name="P1">Бурнаев. “Мне нравится Бурнаев как научный руководитель” Я его боюсь.</text:p>
      <text:p text:style-name="P1">“Мне интересна тема” нет, я не чувствую интерес.</text:p>
      <text:p text:style-name="P1">Что делать? Я думаю, что есть у меня черты характера (высокоуровневые паттерны поведения эндогенной природы), которые мешают мне жить счастливо, осмысленно и делать великие вещи. Вопросы – какие паттерны и как их корректировать?</text:p>
      <text:p text:style-name="P1">Может быть, антидепрессанты могут помочь – Алена Коновалова сравнивала их с биохакингом.</text:p>
      <text:p text:style-name="P1">У меня низкий базовый уровень счастья, может быть.</text:p>
      <text:p text:style-name="P2">Давай убирать секретность и тишину. Невысказанность <text:s/>очень ухудшает благополучие, а высказываемость усиляет, в соответствии с идеями из Брен.</text:p>
      <text:p text:style-name="P2">Моя идентичность слишком эфемерная – мне легко растворяться в прочитываемом материале и в людях. Давай я буду не стесняться своего существования. Я недооцениваю все, что во мне есть. Давай дооценивать. </text:p>
      <text:p text:style-name="P2"/>
      <text:p text:style-name="P2">Я горжусь собой. Я горжусь, что я веган. Я горжусь, что у меня есть высшее образование по специальности “математика”. Я горжусь тем, какой я трудолюбивый. Я горжусь тем, какой у меня сильный альтруистичный настрой в отношении жизни. Я горжусь тем, как много я знаю. Я горжусь своими мечтами. Я горжусь тем, где я учусь сейчас. <text:span text:style-name="T1">Я горжусь тем, как много я умею. Я горжусь тем, что мои умения и навыки будут чрезвычайно востребованы в будущем. Моя жизнь очень ценна. Я достоин того чтобы быть счастливым.</text:span></text:p>
      <text:p text:style-name="P3">Не может быть так, чтобы я раз и навсегда решил свои личностные проблемы и дальше решал только внешние и большие. </text:p>
      <text:p text:style-name="P3">Если проблема возникла, то это не значит, что это провал. Решать проблемы увлекательно.</text:p>
      <text:p text:style-name="P3"/>
      <text:p text:style-name="P4">Хм, а необязательно же постоянно решать проблемы. Если кажется, что проблем нет, то можно просто, эм, жить в удовольствие. Спешить меньше?</text:p>
      <text:p text:style-name="P4"/>
      <text:p text:style-name="P5">Что можно сделать с научником? И с магистерской работой? Наверное, я могу сказать Евгению, что поучаствую в студенческом саммите ЭА и тогда разберусь.</text:p>
      <text:p text:style-name="P5">Чем я хочу заниматься? Именно я, а не сообщество ЭА, не Данила. </text:p>
      <text:p text:style-name="P5"/>
      <text:p text:style-name="P5">“<text:span text:style-name="T2">Я люблю математику</text:span>”</text:p>
      <text:p text:style-name="P6">“Нет. Я ее ненавижу и думаю, что она не дает мне жить”</text:p>
      <text:p text:style-name="P6">Не знаю. Такая ситуация, что сообщество математиков воспринимает математику как более высокую науку, чем все остальные. Типичная мысль - “Математик сможет стать Х, а Х математиком стать не сможет”, где Х – любая другая научная специальность. </text:p>
      <text:p text:style-name="P6">Sunk cost fallacy</text:p>
      <text:p text:style-name="P6">Я потратил бакалавриат на математику, и теперь как будто должен продолжать связывать жизнь с математикой. На самом деле не должен.</text:p>
      <text:p text:style-name="P6">Я могу жить как угодно.</text:p>
      <text:p text:style-name="P6">Не хватает творчества и практики.</text:p>
      <text:p text:style-name="P6">Хм. Плохо выраженная способность получать удовольствие может быть связана с депрессией.</text:p>
      <text:p text:style-name="P6">Растворение себя в людях, мемокомплексах – распространенный в моей жизни паттерн. <text:span text:style-name="T3">Отсутствие твердого sense of self, как бы парадоксально это ни звучало в контексте буддизма.</text:span></text:p>
      <text:p text:style-name="P7"><text:soft-page-break/>Как будто были надежды на математику, которые оказались обмануты. </text:p>
      <text:p text:style-name="P7">Математика… тяжело, больно, неприятно, непонятно, никак не вознаграждает</text:p>
      <text:p text:style-name="P7">Каждый раз, когда я думаю о математике, мне неприятно; не бывает так, чтобы было приятно. Какое-то чувство злости. Что столько лет и усилий вложил и отказался по сути от детства и отрочества и получил только голову, полную всяких абстрактных конструкций. </text:p>
      <text:p text:style-name="P7">Может быть, я чего-то не замечаю, упускаю из-за предвзятости подтверждения?</text:p>
      <text:p text:style-name="P7"/>
      <text:p text:style-name="P8">Здесь есть установка, что по умолчанию я должен жить примерно так же как моя социальная группа (одноклассники, однокурсники), а любое отличие должно быть оправдано. Я не должен ни перед кем оправдывать и доказывать валидность своих мыслей.</text:p>
      <text:p text:style-name="P8"/>
      <text:p text:style-name="P8">Когда я говорю “математика”, я вообще <text:span text:style-name="T4">что</text:span> имею в виду? На что я указываю?</text:p>
      <text:p text:style-name="P9">Я могу указать на конкретную отвратительную теорему? </text:p>
      <text:p text:style-name="P9">Может ли это измениться? Было ли бы лучше, если бы это изменилось? Ведь мы видим, что это некоторое событие в сознании.</text:p>
      <text:p text:style-name="P10">Математику можно полюбить.</text:p>
      <text:p text:style-name="P10"/>
      <text:p text:style-name="P11">11 окт 2020</text:p>
      <text:p text:style-name="P11">Мне могло бы приносить радость творчество. Самостоятельное решение задач. Когда они достаточно простые, чтобы я в принципе мог их решить, и достаточно сложные, чтобы пришлось поломать голову. Может, хорошая идея – решать задачники по математике? Единственное, что меня останавливает – это кажущаяся мне нехватка ресурсов.</text:p>
      <text:p text:style-name="P11">В каком мире я хочу оказаться? </text:p>
      <text:p text:style-name="P11"/>
      <text:p text:style-name="P11">Люди более разные, чем мне интуитивно кажется. </text:p>
      <text:p text:style-name="P11">Я не вижу никакой разницы между, например, Владом Кокиным, Филиппом, Славой Матюхиным, Таней. Интуитивно это воспринимается так, как буто это один и тот же человек с разными телами. Хм. А если подумать?</text:p>
      <text:p text:style-name="P11">Неправда, что есть императив, что я должен дружить со всеми. Я могу внимательно смотреть на людей и выбирать. </text:p>
      <text:p text:style-name="P11">Я абсолютно не думаю о людях из своего окружения. Вообще.</text:p>
      <text:p text:style-name="P11">Подумать лучше, чем не подумать.</text:p>
      <text:p text:style-name="P11"/>
      <text:p text:style-name="P12">Вчера вечером я сделал получасовую guided медитацию, в которой Сэм Харрис в конце предложил пожелать счастья всем людям, с которыми я чувствую связность. Я таких не нашел. Сейчас для меня связность – это что-то, что я могу чувствовать в течение примерно часа или максимум нескольких дней, и что быстро проходит, оставляя только воспоминание. </text:p>
      <text:p text:style-name="P12"/>
      <text:p text:style-name="P13">Это как если бы у меня я не мог испытывать чувство голода и не понимал, что пора есть, пока организм не истощался. Потом, когда я видел истощенность, я шел бы и ел, испытывая огромное наслаждение. После насыщения я снова переставал бы понимать ценность еды и снова забывал про ее важность.</text:p>
      <text:p text:style-name="P13"/>
      <text:p text:style-name="P14">Люди – это не просто ресурс для периодического удовлетворения голода по связи, чтобы потом обратно возвращаться к одиночеству и быть достаточно продуктивным. Речь идет об ином способе жизни.</text:p>
      <text:p text:style-name="P14"/>
      <text:p text:style-name="P14">Я зафиксировал видение себя и смысла жизни и не вижу других возможных способов и смыслов. Даже если выбранный способ и смысл достаточно хорошие, в них обязательно будут недостатки, мир все равно сложнее. Давай прорелаксируем. Учтем облакоподобность. Необязательно быть точно уверенным, чего хочешь, кто ты, что с тобой будет. </text:p>
      <text:p text:style-name="P14"/>
      <text:p text:style-name="P15"><text:soft-page-break/>Как выглядит альтернативный способ взаимодействия с людьми? <text:span text:style-name="T5">У меня даже моделей нет. Я думал, что у меня всего одна внутренняя ценность, и сейчас не получается воспринять общение как внутреннюю ценность. То есть я за лето так себя настроил, что все, что для меня ценно – это ДЦ.</text:span></text:p>
      <text:p text:style-name="P11"/>
      <text:p text:style-name="P11"/>
      <text:p text:style-name="P16">13 окт 2020</text:p>
      <text:p text:style-name="P16">Как хочется, чтоб было:</text:p>
      <text:p text:style-name="P16">Жизнь – это не то, что со мной происходит, а то, что происходит с миром из-за меня, то есть то, что я делаю.</text:p>
      <text:p text:style-name="P16">Как сейчас:</text:p>
      <text:p text:style-name="P16">Жизнь – это то, что со мной происходит.</text:p>
      <text:p text:style-name="P16"/>
      <text:p text:style-name="P16">Хочу усилить агентность, принимать больше решений. Жизнь проходит мимо потому, что <text:span text:style-name="T4">я</text:span> ее не проживаю. Я не творю, не действую, не стремлюсь к разнообразному опыту. </text:p>
      <text:p text:style-name="P16">Горизонт планирования сейчас – это всего один день. Я как-то нескончаемо играю with my inner crap, вместо того чтобы менять мир.</text:p>
      <text:p text:style-name="P16"/>
      <text:p text:style-name="P16">Что делать.</text:p>
      <text:p text:style-name="P16">Идея. 8Часов по будням каждый день тратить на сколтех, 8 часов на сон, 8 часов на себя. Подозрение – у меня куда-то утекает время из-за того что я не отдыхаю систематически.</text:p>
      <text:p text:style-name="P16">8 часов сколтеха я не делаю, но и 8 часов на себя как-то тоже не посвящаю</text:p>
      <text:p text:style-name="P16">Прогресс возможен, но не неизбежен.</text:p>
      <text:p text:style-name="P16"/>
      <text:p text:style-name="P16">На 8 часов сколтеха по будням у меня сейчас сил не хватает</text:p>
      <text:p text:style-name="P17">тут в любом случае есть хотя бы одна проблема</text:p>
      <text:p text:style-name="P17">- 8 часов на сколтех мне не хватает – тогда надо повысить эффективность используемого времени</text:p>
      <text:p text:style-name="P17">- я выделяю на сколтех меньше 8 часов в день – тогда давай меньше прокрастенировать и выделять больше времени</text:p>
      <text:p text:style-name="P17">- я физически неспособен тратить 8 часов по будням на сколтех – тогда давай усилять продуктивность; <text:span text:style-name="T6">надо проотдыхаться и, может быть, заняться психиатрией</text:span></text:p>
      <text:p text:style-name="P17"/>
      <text:p text:style-name="P17">вот что: четко провести границу между сколтехом и личной жизнью!</text:p>
      <text:p text:style-name="P17">От этого улучшится и первое, и второе</text:p>
      <text:p text:style-name="P17"/>
      <text:p text:style-name="P17">требуемая продолжительность сна может меняться – иногда для меня это 8, а иногда, как, например, сейчас, мне может требоваться больше</text:p>
      <text:p text:style-name="P17">если говорить про сегодня, то я лег в 22:40, проснулся в 7, не выспался, уснул обратно на час, и все равно чувствовал усталость и тяжесть после просыпания</text:p>
      <text:p text:style-name="P17"/>
      <text:p text:style-name="P18">давай ложиться в 22, проходить по 10к шагов в день, продолжать запрет на ютуб и медуз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0:15:46.162200673</meta:creation-date>
    <dc:date>2020-10-13T11:21:50.622086571</dc:date>
    <meta:editing-duration>PT55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1253" meta:character-count="7998" meta:non-whitespace-character-count="6780"/>
  </office:meta>
</office:document-meta>
</file>